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924a" officeooo:paragraph-rsid="0013924a"/>
    </style:style>
    <style:style style:name="P2" style:family="paragraph" style:parent-style-name="Standard">
      <style:text-properties fo:language="ru" fo:country="RU" officeooo:rsid="00155bd2" officeooo:paragraph-rsid="0013924a" fo:background-color="#ffffff"/>
    </style:style>
    <style:style style:name="P3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fo:background-color="#282c34"/>
    </style:style>
    <style:style style:name="P4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55bd2" officeooo:paragraph-rsid="00155bd2" fo:background-color="#282c34"/>
    </style:style>
    <style:style style:name="P5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745f9" officeooo:paragraph-rsid="001745f9" fo:background-color="#282c34"/>
    </style:style>
    <style:style style:name="P6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83415" fo:background-color="#282c34"/>
    </style:style>
    <style:style style:name="P7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85ed9" officeooo:paragraph-rsid="00185ed9" fo:background-color="#282c34"/>
    </style:style>
    <style:style style:name="P8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a4e8d" officeooo:paragraph-rsid="001a4e8d" fo:background-color="#282c34"/>
    </style:style>
    <style:style style:name="P9" style:family="paragraph" style:parent-style-name="Standard">
      <style:text-properties fo:color="#bbbbbb" loext:opacity="100%" style:font-name="Droid Sans Mono" fo:font-size="10.5pt" fo:font-weight="normal" officeooo:rsid="00155bd2" officeooo:paragraph-rsid="0013924a" fo:background-color="#ffffff"/>
    </style:style>
    <style:style style:name="P10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55bd2" fo:background-color="#ffffff"/>
    </style:style>
    <style:style style:name="P11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55bd2" officeooo:paragraph-rsid="00155bd2" fo:background-color="#ffffff"/>
    </style:style>
    <style:style style:name="P12" style:family="paragraph" style:parent-style-name="Standard">
      <style:text-properties fo:color="#bbbbbb" loext:opacity="100%" style:font-name="Droid Sans Mono" fo:font-size="10.5pt" fo:font-weight="normal" officeooo:rsid="00155bd2" officeooo:paragraph-rsid="00155bd2" fo:background-color="#ffffff"/>
    </style:style>
    <style:style style:name="P13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745f9" officeooo:paragraph-rsid="001745f9" fo:background-color="#ffffff"/>
    </style:style>
    <style:style style:name="P14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85ed9" officeooo:paragraph-rsid="00185ed9" fo:background-color="#ffffff"/>
    </style:style>
    <style:style style:name="P15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a4e8d" officeooo:paragraph-rsid="001a4e8d" fo:background-color="#ffffff"/>
    </style:style>
    <style:style style:name="P16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a5d10" officeooo:paragraph-rsid="001a5d10" fo:background-color="#ffffff"/>
    </style:style>
    <style:style style:name="P17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paragraph-rsid="001a5d10" fo:background-color="#ffffff"/>
    </style:style>
    <style:style style:name="P18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a9cf7" officeooo:paragraph-rsid="001a9cf7" fo:background-color="#ffffff"/>
    </style:style>
    <style:style style:name="P19" style:family="paragraph" style:parent-style-name="Standard">
      <style:text-properties officeooo:rsid="00155bd2" officeooo:paragraph-rsid="0013924a" fo:background-color="#ffffff"/>
    </style:style>
    <style:style style:name="P20" style:family="paragraph" style:parent-style-name="Standard">
      <style:text-properties officeooo:rsid="00155bd2" officeooo:paragraph-rsid="00155bd2" fo:background-color="#ffffff"/>
    </style:style>
    <style:style style:name="P21" style:family="paragraph" style:parent-style-name="Standard">
      <style:text-properties officeooo:rsid="001a9cf7" officeooo:paragraph-rsid="001a9cf7" fo:background-color="#ffffff"/>
    </style:style>
    <style:style style:name="P22" style:family="paragraph" style:parent-style-name="Standard">
      <style:paragraph-properties style:line-height-at-least="0.198in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fo:language="ru" fo:country="RU" fo:font-weight="normal" officeooo:rsid="00155bd2" officeooo:paragraph-rsid="00155bd2" fo:background-color="#ffffff"/>
    </style:style>
    <style:style style:name="P24" style:family="paragraph" style:parent-style-name="Standard">
      <style:paragraph-properties style:line-height-at-least="0.198in"/>
      <style:text-properties fo:color="#000000" loext:opacity="100%" style:font-name="Droid Sans Mono" fo:font-size="10.5pt" fo:language="ru" fo:country="RU" fo:font-weight="normal" officeooo:rsid="00155bd2" officeooo:paragraph-rsid="0015ac97" fo:background-color="#ffffff"/>
    </style:style>
    <style:style style:name="P25" style:family="paragraph" style:parent-style-name="Standard">
      <style:paragraph-properties style:line-height-at-least="0.198in"/>
      <style:text-properties fo:color="#000000" loext:opacity="100%" style:font-name="Droid Sans Mono" fo:font-size="10.5pt" fo:language="ru" fo:country="RU" fo:font-weight="normal" officeooo:rsid="00155bd2" officeooo:paragraph-rsid="001745f9" fo:background-color="#ffffff"/>
    </style:style>
    <style:style style:name="P26" style:family="paragraph" style:parent-style-name="Standard">
      <style:paragraph-properties style:line-height-at-least="0.198in"/>
      <style:text-properties fo:color="#000000" loext:opacity="100%" style:font-name="Droid Sans Mono" fo:font-size="10.5pt" fo:language="ru" fo:country="RU" fo:font-weight="normal" officeooo:rsid="00155bd2" officeooo:paragraph-rsid="00183415" fo:background-color="#ffffff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fo:language="ru" fo:country="RU" fo:font-weight="normal" officeooo:rsid="00155bd2" officeooo:paragraph-rsid="00185ed9" fo:background-color="#ffffff"/>
    </style:style>
    <style:style style:name="T1" style:family="text">
      <style:text-properties fo:color="#56b6c2" loext:opacity="100%"/>
    </style:style>
    <style:style style:name="T2" style:family="text">
      <style:text-properties fo:color="#56b6c2" loext:opacity="100%" style:font-name="Droid Sans Mono" fo:font-size="10.5pt" fo:font-weight="normal"/>
    </style:style>
    <style:style style:name="T3" style:family="text">
      <style:text-properties fo:color="#56b6c2" loext:opacity="100%" fo:background-color="#282c34" loext:char-shading-value="0"/>
    </style:style>
    <style:style style:name="T4" style:family="text">
      <style:text-properties fo:color="#bbbbbb" loext:opacity="100%" style:font-name="Droid Sans Mono" fo:font-size="10.5pt" fo:font-weight="normal"/>
    </style:style>
    <style:style style:name="T5" style:family="text">
      <style:text-properties fo:color="#61afef" loext:opacity="100%"/>
    </style:style>
    <style:style style:name="T6" style:family="text">
      <style:text-properties fo:color="#61afef" loext:opacity="100%" style:font-name="Droid Sans Mono" fo:font-size="10.5pt" fo:font-weight="normal"/>
    </style:style>
    <style:style style:name="T7" style:family="text">
      <style:text-properties fo:color="#61afef" loext:opacity="100%" fo:background-color="#282c34" loext:char-shading-value="0"/>
    </style:style>
    <style:style style:name="T8" style:family="text">
      <style:text-properties fo:color="#e06c75" loext:opacity="100%"/>
    </style:style>
    <style:style style:name="T9" style:family="text">
      <style:text-properties fo:color="#e06c75" loext:opacity="100%" style:font-name="Droid Sans Mono" fo:font-size="10.5pt" fo:font-weight="normal"/>
    </style:style>
    <style:style style:name="T10" style:family="text">
      <style:text-properties fo:color="#e06c75" loext:opacity="100%" fo:background-color="#282c34" loext:char-shading-value="0"/>
    </style:style>
    <style:style style:name="T11" style:family="text">
      <style:text-properties fo:color="#abb2bf" loext:opacity="100%"/>
    </style:style>
    <style:style style:name="T12" style:family="text">
      <style:text-properties fo:color="#abb2bf" loext:opacity="100%" style:font-name="Droid Sans Mono" fo:font-size="10.5pt" fo:font-weight="normal"/>
    </style:style>
    <style:style style:name="T13" style:family="text">
      <style:text-properties fo:color="#abb2bf" loext:opacity="100%" fo:background-color="#282c34" loext:char-shading-value="0"/>
    </style:style>
    <style:style style:name="T14" style:family="text">
      <style:text-properties fo:color="#98c379" loext:opacity="100%"/>
    </style:style>
    <style:style style:name="T15" style:family="text">
      <style:text-properties fo:color="#98c379" loext:opacity="100%" style:font-name="Droid Sans Mono" fo:font-size="10.5pt" fo:font-weight="normal"/>
    </style:style>
    <style:style style:name="T16" style:family="text">
      <style:text-properties fo:color="#98c379" loext:opacity="100%" fo:background-color="#282c34" loext:char-shading-value="0"/>
    </style:style>
    <style:style style:name="T17" style:family="text">
      <style:text-properties fo:color="#d19a66" loext:opacity="100%" fo:font-style="italic"/>
    </style:style>
    <style:style style:name="T18" style:family="text">
      <style:text-properties fo:color="#c678dd" loext:opacity="100%"/>
    </style:style>
    <style:style style:name="T19" style:family="text">
      <style:text-properties officeooo:rsid="00155bd2" fo:background-color="#ffffff" loext:char-shading-value="0"/>
    </style:style>
    <style:style style:name="T20" style:family="text">
      <style:text-properties fo:color="#e5c07b" loext:opacity="100%"/>
    </style:style>
    <style:style style:name="T21" style:family="text">
      <style:text-properties fo:color="#e5c07b" loext:opacity="100%" style:font-name="Droid Sans Mono" fo:font-size="10.5pt" fo:font-weight="normal"/>
    </style:style>
    <style:style style:name="T22" style:family="text">
      <style:text-properties officeooo:rsid="0015ac97"/>
    </style:style>
    <style:style style:name="T23" style:family="text">
      <style:text-properties officeooo:rsid="001a5d10"/>
    </style:style>
    <style:style style:name="T24" style:family="text">
      <style:text-properties fo:background-color="#282c34" loext:char-shading-value="0"/>
    </style:style>
    <style:style style:name="T25" style:family="text">
      <style:text-properties officeooo:rsid="001a9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 <text:span text:style-name="T19">заветам Мурыча и с верою внутри….</text:span></text:p>
      <text:p text:style-name="P19"/>
      <text:p text:style-name="P19"/>
      <text:p text:style-name="P2">В конце года я встретил в коде у друга, следующую контструкцию:</text:p>
      <text:p text:style-name="P19"/>
      <text:p text:style-name="P19"/>
      <text:p text:style-name="P9"/>
      <text:p text:style-name="P9"><text:span text:style-name="T5">arr2</text:span><text:span text:style-name="T11">.</text:span><text:span text:style-name="T14">forEach</text:span><text:span text:style-name="T11">(</text:span>(<text:span text:style-name="T17">item</text:span>) <text:span text:style-name="T1">=&gt;</text:span> {</text:p>
      <text:p text:style-name="P10"><text:span text:style-name="T5"><text:tab/>arr1</text:span><text:span text:style-name="T11">.</text:span><text:span text:style-name="T14">push</text:span><text:span text:style-name="T11">(item)</text:span>;</text:p>
      <text:p text:style-name="P10">}<text:span text:style-name="T11">)</text:span>;</text:p>
      <text:p text:style-name="P10"/>
      <text:p text:style-name="P10"/>
      <text:p text:style-name="P19"/>
      <text:p text:style-name="P20">И когда я его спросил <text:s/>- зачем это, то получил такой ответ: это мы там массивы сливаем, вместо спред оператора. Говорит так гораздо быстрее.</text:p>
      <text:p text:style-name="P20"/>
      <text:p text:style-name="P20">С этого все и началось. </text:p>
      <text:p text:style-name="P21">Я озадачился как можно быстрее слить массивы.</text:p>
      <text:p text:style-name="P20"/>
      <text:p text:style-name="P20"/>
      <text:p text:style-name="P20">Метрики:</text:p>
      <text:p text:style-name="P20">Версия ноды v21.1.0</text:p>
      <text:p text:style-name="P20"/>
      <text:p text:style-name="P20">Для Создаются 2 массива фукнцией по <text:span text:style-name="T25">5</text:span>0 000 000 ед. В каждом: </text:p>
      <text:p text:style-name="P12"><text:span text:style-name="T1">function</text:span> <text:span text:style-name="T14">makeArrayNumber</text:span>() {</text:p>
      <text:p text:style-name="P10"><text:span text:style-name="T1">const</text:span> <text:span text:style-name="T5">arr</text:span> <text:span text:style-name="T8">=</text:span> <text:span text:style-name="T11">[]</text:span>;</text:p>
      <text:p text:style-name="P10"><text:span text:style-name="T8">for</text:span> <text:span text:style-name="T11">(</text:span><text:span text:style-name="T1">let</text:span> <text:span text:style-name="T11">i</text:span> <text:span text:style-name="T8">=</text:span> <text:span text:style-name="T18">0</text:span>; <text:span text:style-name="T11">i</text:span> <text:span text:style-name="T8">&lt;</text:span> <text:span text:style-name="T22">5</text:span><text:span text:style-name="T18">0_000_000</text:span>; <text:span text:style-name="T11">i</text:span><text:span text:style-name="T8">++</text:span><text:span text:style-name="T11">)</text:span> {</text:p>
      <text:p text:style-name="P10"><text:span text:style-name="T5">arr</text:span><text:span text:style-name="T11">.</text:span><text:span text:style-name="T14">push</text:span><text:span text:style-name="T11">(i)</text:span>;</text:p>
      <text:p text:style-name="P10">}</text:p>
      <text:p text:style-name="P10"><text:span text:style-name="T8">return</text:span> <text:span text:style-name="T11">arr</text:span>;</text:p>
      <text:p text:style-name="P10">}</text:p>
      <text:p text:style-name="P20"/>
      <text:p text:style-name="P20">После создания 2х массивов </text:p>
      <text:p text:style-name="P20"/>
      <text:p text:style-name="P12"><text:span text:style-name="T1">const</text:span> <text:span text:style-name="T5">arr1</text:span> <text:span text:style-name="T8">=</text:span> <text:span text:style-name="T14">makeArrayNumber</text:span><text:span text:style-name="T11">()</text:span>;</text:p>
      <text:p text:style-name="P10"><text:span text:style-name="T1">const</text:span> <text:span text:style-name="T5">arr2</text:span> <text:span text:style-name="T8">=</text:span> <text:span text:style-name="T14">makeArrayNumber</text:span><text:span text:style-name="T11">()</text:span>;</text:p>
      <text:p text:style-name="P20"/>
      <text:p text:style-name="P20">мы получаем время1 в мс: <text:span text:style-name="T2">const</text:span><text:span text:style-name="T4"> </text:span><text:span text:style-name="T6">time1</text:span><text:span text:style-name="T4"> </text:span><text:span text:style-name="T9">=</text:span><text:span text:style-name="T4"> </text:span><text:span text:style-name="T6">Date</text:span><text:span text:style-name="T12">.</text:span><text:span text:style-name="T15">now</text:span><text:span text:style-name="T12">()</text:span><text:span text:style-name="T4">;</text:span></text:p>
      <text:p text:style-name="P20"/>
      <text:p text:style-name="P20"/>
      <text:p text:style-name="P20">после завершение объединения выводим длинну получившегося массива: </text:p>
      <text:p text:style-name="P12"><text:span text:style-name="T5">console</text:span><text:span text:style-name="T11">.</text:span><text:span text:style-name="T14">log</text:span><text:span text:style-name="T11">(</text:span><text:span text:style-name="T20">"result"</text:span><text:span text:style-name="T11">,</text:span> <text:span text:style-name="T5">result</text:span><text:span text:style-name="T11">.</text:span><text:span text:style-name="T1">length</text:span><text:span text:style-name="T11">)</text:span>;</text:p>
      <text:p text:style-name="P20"/>
      <text:p text:style-name="P20"/>
      <text:p text:style-name="P20">мы получаем время2 в мс: <text:span text:style-name="T2">const</text:span><text:span text:style-name="T4"> </text:span><text:span text:style-name="T6">time2</text:span><text:span text:style-name="T4"> </text:span><text:span text:style-name="T9">=</text:span><text:span text:style-name="T4"> </text:span><text:span text:style-name="T6">Date</text:span><text:span text:style-name="T12">.</text:span><text:span text:style-name="T15">now</text:span><text:span text:style-name="T12">()</text:span><text:span text:style-name="T4">;</text:span></text:p>
      <text:p text:style-name="P20"/>
      <text:p text:style-name="P20">Выводим раздницу <text:span text:style-name="T6">console</text:span><text:span text:style-name="T12">.</text:span><text:span text:style-name="T15">log</text:span><text:span text:style-name="T12">(</text:span><text:span text:style-name="T21">"timeToWork"</text:span><text:span text:style-name="T12">,</text:span><text:span text:style-name="T4"> </text:span><text:span text:style-name="T12">time2</text:span><text:span text:style-name="T4"> </text:span><text:span text:style-name="T9">–</text:span><text:span text:style-name="T4"> </text:span><text:span text:style-name="T12">time1)</text:span><text:span text:style-name="T4">;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oft-page-break/><text:span text:style-name="T4"/></text:p>
      <text:p text:style-name="P20"><text:span text:style-name="T4">Итак тест1: </text:span></text:p>
      <text:p text:style-name="P20"><text:span text:style-name="T4"/></text:p>
      <text:p text:style-name="P20"><text:span text:style-name="T4"/></text:p>
      <text:p text:style-name="P20"/>
      <text:p text:style-name="P12"><text:span text:style-name="T5">arr2</text:span><text:span text:style-name="T11">.</text:span><text:span text:style-name="T14">forEach</text:span><text:span text:style-name="T11">(</text:span>(<text:span text:style-name="T17">item</text:span>) <text:span text:style-name="T1">=&gt;</text:span> {</text:p>
      <text:p text:style-name="P11"><text:span text:style-name="T5"><text:tab/>arr1</text:span><text:span text:style-name="T11">.</text:span><text:span text:style-name="T14">push</text:span><text:span text:style-name="T11">(item)</text:span>;</text:p>
      <text:p text:style-name="P11">}<text:span text:style-name="T11">)</text:span>;</text:p>
      <text:p text:style-name="P11"/>
      <text:p text:style-name="P11"><text:span text:style-name="T1">const</text:span> <text:span text:style-name="T5">result</text:span> <text:span text:style-name="T8">=</text:span> <text:span text:style-name="T11">arr1</text:span>;</text:p>
      <text:p text:style-name="P11"/>
      <text:p text:style-name="P23">- Сразу оговорюсь: мы мутируем тут массив 1. Это важно и надо отметить.</text:p>
      <text:p text:style-name="P23"/>
      <text:p text:style-name="P24"><text:s/>В среднем получается 1.3 – 1.4 секунды. </text:p>
      <text:p text:style-name="P24"/>
      <text:p text:style-name="P24">Но мутируем массив 1. </text:p>
      <text:p text:style-name="P24"/>
      <text:p text:style-name="P24">Предлагаю сделать через реьюс, счанала также мутируя массив 1</text:p>
      <text:p text:style-name="P23"/>
      <text:p text:style-name="P4"><text:span text:style-name="T1">const</text:span> <text:span text:style-name="T5">result</text:span> <text:span text:style-name="T8">=</text:span> <text:span text:style-name="T5">arr2</text:span><text:span text:style-name="T11">.</text:span><text:span text:style-name="T14">reduce</text:span><text:span text:style-name="T11">(</text:span>(<text:span text:style-name="T17">acc</text:span><text:span text:style-name="T11">,</text:span> <text:span text:style-name="T17">item</text:span>) <text:span text:style-name="T1">=&gt;</text:span> {</text:p>
      <text:p text:style-name="P3"><text:span text:style-name="T5">acc</text:span><text:span text:style-name="T11">.</text:span><text:span text:style-name="T14">push</text:span><text:span text:style-name="T11">(item)</text:span>;</text:p>
      <text:p text:style-name="P3"><text:span text:style-name="T8">return</text:span> <text:span text:style-name="T11">acc</text:span>;</text:p>
      <text:p text:style-name="P3">}<text:span text:style-name="T11">,</text:span> <text:span text:style-name="T11">arr1)</text:span>;</text:p>
      <text:p text:style-name="P3"/>
      <text:p text:style-name="P11"/>
      <text:p text:style-name="P11"/>
      <text:p text:style-name="P25">Получается еще дольше 1,6-17 секунды.</text:p>
      <text:p text:style-name="P25"/>
      <text:p text:style-name="P25">Теперь все же попробудем переделать, чтобы исходные данные оставались иммутабельны:</text:p>
      <text:p text:style-name="P13"/>
      <text:p text:style-name="P5"><text:span text:style-name="T1">const</text:span> <text:span text:style-name="T5">initial</text:span> <text:span text:style-name="T8">=</text:span> <text:span text:style-name="T5">arr1</text:span><text:span text:style-name="T11">.</text:span><text:span text:style-name="T14">map</text:span><text:span text:style-name="T11">(</text:span>(<text:span text:style-name="T17">item</text:span>) <text:span text:style-name="T1">=&gt;</text:span> <text:span text:style-name="T11">item)</text:span>;</text:p>
      <text:p text:style-name="P22"/>
      <text:p text:style-name="P3"><text:span text:style-name="T1">const</text:span> <text:span text:style-name="T5">result</text:span> <text:span text:style-name="T8">=</text:span> <text:span text:style-name="T5">arr2</text:span><text:span text:style-name="T11">.</text:span><text:span text:style-name="T14">reduce</text:span><text:span text:style-name="T11">(</text:span>(<text:span text:style-name="T17">acc</text:span><text:span text:style-name="T11">,</text:span> <text:span text:style-name="T17">item</text:span>) <text:span text:style-name="T1">=&gt;</text:span> {</text:p>
      <text:p text:style-name="P3"><text:span text:style-name="T5">acc</text:span><text:span text:style-name="T11">.</text:span><text:span text:style-name="T14">push</text:span><text:span text:style-name="T11">(item)</text:span>;</text:p>
      <text:p text:style-name="P3"><text:span text:style-name="T8">return</text:span> <text:span text:style-name="T11">acc</text:span>;</text:p>
      <text:p text:style-name="P3">}<text:span text:style-name="T11">,</text:span> <text:span text:style-name="T11">initial)</text:span>;</text:p>
      <text:p text:style-name="P13"/>
      <text:p text:style-name="P25">В это<text:span text:style-name="T25">м</text:span> случае ожидаемо время еще увеличится и мы получим время работы 2.5 сек.</text:p>
      <text:p text:style-name="P25"/>
      <text:p text:style-name="P25"/>
      <text:p text:style-name="P25">И я подвожу, зачем это все делал: согласно ES6 мы можем и делаем слитие массивов через спред оператор</text:p>
      <text:p text:style-name="P13"/>
      <text:p text:style-name="P5"><text:span text:style-name="T1">const</text:span> <text:span text:style-name="T5">result</text:span> <text:span text:style-name="T8">=</text:span> <text:span text:style-name="T11">[</text:span><text:span text:style-name="T8">...</text:span><text:span text:style-name="T11">arr1,</text:span> <text:span text:style-name="T8">...</text:span><text:span text:style-name="T11">arr2]</text:span></text:p>
      <text:p text:style-name="P6"/>
      <text:p text:style-name="P13"/>
      <text:p text:style-name="P26">В целом это лучше, чем иммутабельный метод через редьюс.</text:p>
      <text:p text:style-name="P26">Время работы +- 2.2 сек.</text:p>
      <text:p text:style-name="P26"/>
      <text:p text:style-name="P26">Но, я специально не проверил еще 2 способа: </text:p>
      <text:p text:style-name="P26"><text:soft-page-break/></text:p>
      <text:p text:style-name="P26">Иммутабельных. Мутировать данные в данном случае считаю не корретным, поэтому <text:s text:c="2"/>пробую решить проблемму иммутабельно:</text:p>
      <text:p text:style-name="P26"/>
      <text:p text:style-name="P27">Императивно: </text:p>
      <text:p text:style-name="P7"><text:span text:style-name="T1">const</text:span> <text:span text:style-name="T5">result</text:span> <text:span text:style-name="T8">=</text:span> <text:span text:style-name="T11">[]</text:span>;</text:p>
      <text:p text:style-name="P22"/>
      <text:p text:style-name="P3"><text:span text:style-name="T8">for</text:span> <text:span text:style-name="T11">(</text:span><text:span text:style-name="T1">const</text:span> <text:span text:style-name="T5">item</text:span> <text:span text:style-name="T8">of</text:span> <text:span text:style-name="T11">arr1)</text:span> {</text:p>
      <text:p text:style-name="P3"><text:span text:style-name="T5">result</text:span><text:span text:style-name="T11">.</text:span><text:span text:style-name="T14">push</text:span><text:span text:style-name="T11">(item)</text:span>;</text:p>
      <text:p text:style-name="P3">}</text:p>
      <text:p text:style-name="P3"><text:span text:style-name="T8">for</text:span> <text:span text:style-name="T11">(</text:span><text:span text:style-name="T1">const</text:span> <text:span text:style-name="T5">item</text:span> <text:span text:style-name="T8">of</text:span> <text:span text:style-name="T11">arr2)</text:span> {</text:p>
      <text:p text:style-name="P3"><text:span text:style-name="T5">result</text:span><text:span text:style-name="T11">.</text:span><text:span text:style-name="T14">push</text:span><text:span text:style-name="T11">(item)</text:span>;</text:p>
      <text:p text:style-name="P3">}</text:p>
      <text:p text:style-name="P14"/>
      <text:p text:style-name="P14">Средний результат: 3.7 сек</text:p>
      <text:p text:style-name="P14"/>
      <text:p text:style-name="P14">И наконец, есть еще один метод: встроеннный медот concat </text:p>
      <text:p text:style-name="P14">Код: </text:p>
      <text:p text:style-name="P14"/>
      <text:p text:style-name="P7"><text:span text:style-name="T1">const</text:span> <text:span text:style-name="T5">result</text:span> <text:span text:style-name="T8">=</text:span> <text:span text:style-name="T5">arr1</text:span><text:span text:style-name="T11">.</text:span><text:span text:style-name="T14">concat</text:span><text:span text:style-name="T11">(arr2)</text:span>;</text:p>
      <text:p text:style-name="P14"/>
      <text:p text:style-name="P14">результат: 0.5 сек. Что в разы лучше все, что было выше. </text:p>
      <text:p text:style-name="P14"/>
      <text:p text:style-name="P14"/>
      <text:p text:style-name="P14">Предлагаю еще проверить как быстро работает лодаш и на этом остановится и сделать выводы:</text:p>
      <text:p text:style-name="P14"/>
      <text:p text:style-name="P15">Добавляем лодаш</text:p>
      <text:p text:style-name="P15"/>
      <text:p text:style-name="P15">и конкатим массивы:</text:p>
      <text:p text:style-name="P8"><text:span text:style-name="T1">const</text:span> <text:span text:style-name="T5">result</text:span> <text:span text:style-name="T8">=</text:span> <text:span text:style-name="T5">_</text:span><text:span text:style-name="T11">.</text:span><text:span text:style-name="T14">concat</text:span><text:span text:style-name="T11">(arr1,</text:span> <text:span text:style-name="T11">arr2)</text:span>;</text:p>
      <text:p text:style-name="P15"/>
      <text:p text:style-name="P15">Лод аш делает это за 5 секунд, что самое медленное вообще из того что есть.</text:p>
      <text:p text:style-name="P15">Покопался в лодаше чуть. Да он делает дополнительные проверки и обработки. Делает <text:s/>по сути 1 спред, если есть массив и не делает для примитива, но выглядит это слишком тяжелым. </text:p>
      <text:p text:style-name="P15"/>
      <text:p text:style-name="P15">Итоги, которые я сделал для себя: </text:p>
      <text:p text:style-name="P15">1. выпилить, где увижу и постараться не использовать объединения массивов через спред.</text:p>
      <text:p text:style-name="P15">2. Очень часто необходимо не просто объединить массивы, но и как то дополнительно обработать, пофильтровать <text:s/>и т.д. - тут конкат не помощник, соответсвенно юзаем редьюс / мап, фильтр, что нужнее. Но опять же. После выглядит так, что проще сначала обработать и потом конкатинировать. <text:s/>Кстати, вот на последок с массивом мы это и проверим.</text:p>
      <text:p text:style-name="P15"/>
      <text:p text:style-name="P16">Просто делаем <text:s/>новый массив и возвращаем айтем. (Т.к. любая обработки будет брать больше времени зависимо от операций которые делаешь, то делаю самое простое)</text:p>
      <text:p text:style-name="P8"><text:span text:style-name="T1">const</text:span> <text:span text:style-name="T5">arr2New</text:span> <text:span text:style-name="T8">=</text:span> <text:span text:style-name="T5">arr2</text:span><text:span text:style-name="T11">.</text:span><text:span text:style-name="T14">map</text:span><text:span text:style-name="T11">(</text:span>(<text:span text:style-name="T17">item</text:span>) <text:span text:style-name="T1">=&gt;</text:span> <text:span text:style-name="T11">item)</text:span>;</text:p>
      <text:p text:style-name="P3"/>
      <text:p text:style-name="P17"><text:soft-page-break/><text:span text:style-name="T23">И само слитие: </text:span><text:span text:style-name="T3">const</text:span><text:span text:style-name="T24"> </text:span><text:span text:style-name="T7">result</text:span><text:span text:style-name="T24"> </text:span><text:span text:style-name="T10">=</text:span><text:span text:style-name="T24"> </text:span><text:span text:style-name="T7">arr1</text:span><text:span text:style-name="T13">.</text:span><text:span text:style-name="T16">concat</text:span><text:span text:style-name="T13">(arr2New)</text:span><text:span text:style-name="T24">;</text:span></text:p>
      <text:p text:style-name="P16">Время работы 1.6 сек +-</text:p>
      <text:p text:style-name="P18">что быстрее чистого кода через редьюс на 60 процентов.</text:p>
      <text:p text:style-name="P18"/>
      <text:p text:style-name="P18">Репозиторий: 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4:00:43.956417081</meta:creation-date>
    <dc:date>2024-01-03T16:20:01.113852505</dc:date>
    <meta:editing-duration>PT3M22S</meta:editing-duration>
    <meta:editing-cycles>1</meta:editing-cycles>
    <meta:document-statistic meta:table-count="0" meta:image-count="0" meta:object-count="0" meta:page-count="4" meta:paragraph-count="81" meta:word-count="542" meta:character-count="3448" meta:non-whitespace-character-count="2960"/>
    <meta:generator>LibreOffice/7.3.7.2$Linux_X86_64 LibreOffice_project/30$Build-2</meta:generator>
  </office:meta>
</office:document-meta>
</file>